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9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table:number-columns-repeated="4"/>
          <table:table-cell table:style-name="ce2" table:formula="of:=SUM([.B2:.F2])" office:value-type="float" office:value="6400">
            <text:p>6400</text:p>
          </table:table-cell>
          <table:table-cell table:style-name="ce8" table:formula="of:=SUM([.B21:.F21])" office:value-type="float" office:value="376.470588235294">
            <text:p>376.4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000">
            <text:p>-9000</text:p>
          </table:table-cell>
        </table:table-row>
        <table:table-row table:style-name="ro9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376.470588235294">
            <text:p>376.4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376.470588235294">
            <text:p>376.4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376.470588235294">
            <text:p>376.4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style-name="ce3" table:formula="of:=SUM([.B21];[.C21];[.D21];[.E21])" office:value-type="float" office:value="376.470588235294">
            <text:p>37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style-name="ce3" table:formula="of:=SUM([.B21:.E21])" office:value-type="float" office:value="376.470588235294">
            <text:p>376.4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/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+Stepan</text:p>
          </table:table-cell>
          <table:table-cell table:number-columns-repeated="5"/>
          <table:table-cell table:formula="of:=SUM([.B21:.E21])" office:value-type="float" office:value="376.470588235294">
            <text:p>376.4705882353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C21])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E21])" office:value-type="float" office:value="376.470588235294">
            <text:p>376.4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7" office:value-type="float" office:value="0">
            <text:p>0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9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formula="of:=SUM([.E21];[.F21])*3" office:value-type="float" office:value="0">
            <text:p>0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)" office:value-type="float" office:value="376.470588235294">
            <text:p>376.4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6400">
            <text:p>6400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8"/>
          <table:table-cell table:style-name="Default"/>
          <table:table-cell table:style-name="ce7" office:value-type="float" office:value="29150">
            <text:p>291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11/30/2015</text:date>, <text:time>14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30T14:31:18</dc:date>
    <meta:editing-duration>P2DT19H32M18S</meta:editing-duration>
    <meta:editing-cycles>1285</meta:editing-cycles>
    <meta:generator>OpenOffice/4.1.1$Unix OpenOffice.org_project/411m6$Build-9775</meta:generator>
    <dc:creator>employee employee</dc:creator>
    <meta:document-statistic meta:table-count="10" meta:cell-count="3090" meta:object-count="0"/>
  </office:meta>
</office:document-meta>
</file>